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unito" svg:font-family="Nunito,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Standard">
      <style:text-properties officeooo:rsid="001fafde" officeooo:paragraph-rsid="001fafde"/>
    </style:style>
    <style:style style:name="P2" style:family="paragraph" style:parent-style-name="Standard">
      <style:text-properties fo:color="#111111" loext:opacity="100%" style:font-name="Liberation Serif" fo:font-size="12pt" officeooo:rsid="001fafde" officeooo:paragraph-rsid="001fafde" style:font-size-asian="12pt" style:font-size-complex="12pt"/>
    </style:style>
    <style:style style:name="P3" style:family="paragraph" style:parent-style-name="Standard">
      <style:text-properties fo:color="#111111" loext:opacity="100%" style:font-name="Liberation Serif" fo:font-size="12pt" officeooo:paragraph-rsid="001fafde"/>
    </style:style>
    <style:style style:name="P4" style:family="paragraph" style:parent-style-name="Standard">
      <style:text-properties officeooo:paragraph-rsid="001fafde"/>
    </style:style>
    <style:style style:name="P5" style:family="paragraph" style:parent-style-name="Standard">
      <style:text-properties fo:font-variant="normal" fo:text-transform="none" fo:color="#111111" loext:opacity="100%" style:font-name="Liberation Serif" fo:font-size="12pt" fo:letter-spacing="normal" fo:font-style="normal" fo:font-weight="normal" officeooo:rsid="001fafde" officeooo:paragraph-rsid="001fafde" style:font-size-asian="12pt" style:font-size-complex="12pt"/>
    </style:style>
    <style:style style:name="T1" style:family="text">
      <style:text-properties fo:font-variant="normal" fo:text-transform="none" fo:letter-spacing="normal" fo:font-style="normal" fo:font-weight="normal" officeooo:rsid="001fafde" style:font-size-asian="12pt" style:font-size-complex="12pt"/>
    </style:style>
    <style:style style:name="T2" style:family="text">
      <style:text-properties fo:font-variant="normal" fo:text-transform="none" fo:color="#111111" loext:opacity="100%" style:font-name="Liberation Serif" fo:font-size="12pt" fo:letter-spacing="normal" fo:font-style="normal" fo:font-weight="normal" style:font-size-asian="12pt" style:font-size-complex="12pt"/>
    </style:style>
    <style:style style:name="T3" style:family="text">
      <style:text-properties fo:font-variant="normal" fo:text-transform="none" fo:color="#111111" loext:opacity="100%" style:font-name="Liberation Serif" fo:font-size="12pt" fo:letter-spacing="normal" fo:font-style="normal" fo:font-weight="normal" officeooo:rsid="001fafde" style:font-size-asian="12pt" style:font-size-complex="12pt"/>
    </style:style>
    <style:style style:name="T4" style:family="text">
      <style:text-properties fo:font-variant="normal" fo:text-transform="none" fo:color="#1c191a" loext:opacity="100%" style:font-name="Liberation Serif" fo:font-size="14pt" fo:letter-spacing="normal" fo:font-style="normal" fo:font-weight="normal" style:font-size-asian="14pt" style:font-size-complex="14pt"/>
    </style:style>
    <style:style style:name="T5" style:family="text">
      <style:text-properties fo:color="#111111" loext:opacity="100%" style:font-name="Liberation Serif" fo:font-size="12pt" style:font-size-asian="12pt" style:font-size-complex="12pt"/>
    </style:style>
    <style:style style:name="T6" style:family="text">
      <style:text-properties officeooo:rsid="001fafde" style:font-size-asian="12pt" style:font-size-complex="12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Sujet 4. 2030 monde idéal</text:span><text:span text:style-name="T2"> </text:span></text:p>
      <text:p text:style-name="P1"><text:span text:style-name="T2"/></text:p>
      <text:p text:style-name="P1"><text:span text:style-name="T2"><text:tab/>Nous sommes en 2030, dans mon monde idéal chaque jour est une opportunité de faire une différence positive pour notre planète et pour les générations futures, tout en enrichissant ma propre vie grâce à des expériences significatives et engagées.</text:span><text:span text:style-name="T5"> </text:span></text:p>
      <text:p text:style-name="P2"/>
      <text:p text:style-name="P3"><text:span text:style-name="T6"><text:tab/></text:span><text:span text:style-name="T1">Dans mon monde idéale, le monde chancer significativement suite à une très grande vague de chaleur durant l’année 2026. Les différents état on enfin compris que des chiffres comme 41 espèces éteintes dans la nature (cela signifie qu’elles perdurent toujours dans des parcs et divers lieux protégés). Qu’il faudrait peut être modifier nos habitudes. Après la réunion de la cop29 où le sujet principal était c’est vague de chaleur. Beaucoup d’habitudes ont été mis en place.</text:span></text:p>
      <text:p text:style-name="P5">Le pourcentage de pauvreté en affrique subsaharienne est passé de 35,2 % à un peu moins de 10 %. Par le fait d’une solidarité mise à l’épreuve. L'assistance financière aux pays en développementet à nettement augmenté depuis cette réunion. Les dirigeant de plusieurs pays ont pu évoquer le fait que réduire la pauvreté contribue à créer un monde plus stable, prospère et sûr pour tous. En investissant dans le développement humain et économique de ces nations qui se construise, nous construisons un avenir mondial plus durable, où les opportunités sont plus équitables et les conflits potentiels sont réduits. Après tous cela les différents états ont enfin mis un point d’honneur à nourrire toute les populations. Les pays en développement, en particulier ceux confrontés à des situations de pauvreté extrême, sont les plus touchés par la faim chronique. Les populations de ces nations luttent quotidiennement pour accéder à une alimentation adéquate, faute de moyens financiers et de ressources suffisantes. Pour réaliser des progrès significatifs vers l'élimination de la faim, une aide internationale ciblée et efficace a été cruciale. Pour finir le développement de mon monde idéale les les pays on changer leurs vision sur les problèmes sociaux sur l’égalité des sexe. En effet les sociétés plus égalitaires sont généralement plus stables et pacifiques. En promouvant l'égalité des sexes et en luttant contre les discriminations et les violences basées sur le genre, nous contribuons à construire des communautés plus harmonieuses et résilientes. Ce qui permet de renforcer les liberté humaines </text:p>
      <text:p text:style-name="P5"/>
      <text:p text:style-name="P5"><text:tab/>évoquons maintenant une semaine typique que je peut vivre dans mon monde idéale. Ce lundi matin je me suis levé et comme tous les matins avec mon réveil. Là seul chose qui a changé avec cette action que je fais depuis des dizaines d’années. C’est que depuis peu toute la France a été équipé de solutions énergétique viable pour la planète en créant de plus en plus de champ d’éolienne. Suite à se réveille j’ai pu aller en cours et comme une fois par semaine avec l’IUT. Je dois aller faire cours avec une équipe d’étudiant à des primaires. Je leurs partagent mes connaissances et mon expérience avec le changement climatique et leurs montrer que les efforts mis en place sont viable. C’est connaissances obtenu elle les partagera aussi au prochaine génération soucieux de leurs planet. En soutenant l'éducation (ODD 4), je contribue à créer une société plus consciente et engagée envers les enjeux environnementaux. Mardi je viens de terminer mon cours sur la connaissances du monde. Ce cours est devenu obligatoire pour chaque niveau d’études. J’ai pu apprendre que les inégalités économiques entre les nations sont souvent exacerbées par des déséquilibres historiques et structurels. L'assistance financière peut contribuer à réduire ces écarts en fournissant un soutien ciblé là où il est le plus nécessaire, permettant ainsi aux pays en développement de combler le fossé entre eux et les économies plus avancées. Pour résumer je pense avoir compris qu’il faut aider les autres en partageant nos ressources équitablement. Une mesures à aussi été appliquer au moins une fois par on se doit de faire une action pour l’écosystèmes. Moi et ma famille avons décider de s’engager dans une activité de reboisement. En plantant des arbres, nous contribuons à atténuer les effets du changement climatique et à restaurer les écosystèmes locaux, soutenant ainsi plusieurs ODD, notamment la 15 (préserver et restaurée les écosystèmes terrestres). </text:p>
      <text:p text:style-name="P5"><text:span text:style-name="T3"/></text:p>
      <text:p text:style-name="P5"><text:span text:style-name="T3"/></text:p>
      <text:p text:style-name="P5"><text:soft-page-break/><text:tab/>Pour conclure dans mon monde idéale beaucoup d’action serait mener chaque jours par des communautés aussi diverses que possible ce qui permettrait de faire évoluer la cause des personnes tout en fesant évoluer les conditions cilmatiques. C’est action serait petit à petit ancrer en chque génération.</text:p>
      <text:p text:style-name="P5"/>
      <text:p text:style-name="P5"><text:a xlink:type="simple" xlink:href="https://www.numerama.com/sciences/593605-des-centaines-despeces-se-sont-eteintes-au-cours-de-cette-decennie.html" text:style-name="Internet_20_link" text:visited-style-name="Visited_20_Internet_20_Link">Des centaines d'espèces se sont éteintes au cours de cette décennie - Numerama</text:a> </text:p>
      <text:p text:style-name="P5"><text:a xlink:type="simple" xlink:href="https://www.reforestaction.com/magazine/tout-savoir-sur-le-reboisement" text:style-name="Internet_20_link" text:visited-style-name="Visited_20_Internet_20_Link">Reforest’Action (reforestaction.com)</text:a> </text:p>
      <text:p text:style-name="P5"><text:a xlink:type="simple" xlink:href="https://www.oxfamfrance.org/inegalites-et-justice-fiscale/la-pauvrete-dans-le-monde/" text:style-name="Internet_20_link" text:visited-style-name="Visited_20_Internet_20_Link">La pauvreté dans le monde en 2023 : causes, conséquences et solutions (oxfamfrance.org)</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unito" svg:font-family="Nunito,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7T16:14:45.117000000</meta:creation-date>
    <dc:date>2024-04-07T19:04:59.851000000</dc:date>
    <meta:editing-duration>PT2H50M14S</meta:editing-duration>
    <meta:editing-cycles>1</meta:editing-cycles>
    <meta:document-statistic meta:table-count="0" meta:image-count="0" meta:object-count="0" meta:page-count="2" meta:paragraph-count="9" meta:word-count="755" meta:character-count="4790" meta:non-whitespace-character-count="4033"/>
    <meta:generator>sFree_Office_for_Docs_and_PDF/7.4.2.3$Windows_X86_64 LibreOffice_project/382eef1f22670f7f4118c8c2dd222ec7ad009daf</meta:generator>
  </office:meta>
</office:document-meta>
</file>